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4000000298137E21BFC5FC2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611729" loext:opacity="100%"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S 220 - Pseudo-Code</text:p>
          </draw:text-box>
        </draw:frame>
        <draw:frame presentation:style-name="pr2" draw:layer="layout" svg:width="25.199cm" svg:height="9.134cm" svg:x="1.4cm" svg:y="3.685cm" presentation:class="outline">
          <draw:text-box>
            <text:p><text:span text:style-name="T1"/></text:p>
            <text:list text:style-name="L2">
              <text:list-item>
                <text:p text:style-name="P1">Grab a Worksheet (2 pages) </text:p>
              </text:list-item>
              <text:list-item>
                <text:p text:style-name="P1">Corrections</text:p>
                <text:list>
                  <text:list-item>
                    <text:p text:style-name="P1">quizzes due on Mondays</text:p>
                  </text:list-item>
                </text:list>
              </text:list-item>
              <text:list-item>
                <text:p text:style-name="P1">Chess Handles: </text:p>
                <text:list>
                  <text:list-item>
                    <text:p text:style-name="P1">chess.com: louisoliphant (backatcha)</text:p>
                  </text:list-item>
                  <text:list-item>
                    <text:p text:style-name="P1">lichess.org: bakat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tting Lecture Material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Get lecture material using <text:span text:style-name="T2">pixi</text:span>: (PREFERRED METHOD)</text:p>
                <text:p>1. open a terminal or powershell window</text:p>
                <text:p>2. change directory to the cs220 folder</text:p>
                <text:p>3. type the command <text:span text:style-name="T2">pixi run lecture</text:span><text:span text:style-name="T2"><text:line-break/></text:span><text:span text:style-name="T2"/></text:p>
              </text:list-item>
              <text:list-item>
                <text:p>Get lecture material by downloading:</text:p>
                <text:p>1. Go to the course schedule</text:p>
                <text:p>2. Click the link for the lecture</text:p>
                <text:p>3. Click on each file and click the download button</text:p>
                <text:p>4. move the files into a folder inside of cs220</text:p>
              </text:list-item>
            </text:list>
          </draw:text-box>
        </draw:frame>
        <draw:frame draw:style-name="gr2" draw:text-style-name="P3" draw:layer="layout" svg:width="0.952cm" svg:height="1.084cm" svg:x="17.145cm" svg:y="10.795cm">
          <draw:image xlink:href="Pictures/1000000100000024000000298137E21BFC5FC2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Doing The Workshee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artner up</text:p>
                <text:list>
                  <text:list-item>
                    <text:p>Introduce yourself and something about you</text:p>
                  </text:list-item>
                </text:list>
              </text:list-item>
              <text:list-item>
                <text:p>You do the code steps (i.e. you are the computer)</text:p>
              </text:list-item>
              <text:list-item>
                <text:p>You answer the questions after the code</text:p>
              </text:list-item>
              <text:list-item>
                <text:p>Compare your answer with your partner’s. <text:s/>Note any differences between how you “executed” the code and anything surprising you observed</text:p>
              </text:list-item>
              <text:list-item>
                <text:p>Wait for us to discuss as a class before you move on to the next ques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1-22T07:36:24.788663643</meta:creation-date>
    <dc:date>2026-01-22T15:17:57.261616942</dc:date>
    <meta:editing-duration>PT6M54S</meta:editing-duration>
    <meta:editing-cycles>1</meta:editing-cycles>
    <meta:document-statistic meta:object-count="34"/>
    <meta:generator>LibreOffice/7.3.7.2$Linux_X86_64 LibreOffice_project/30$Build-2</meta:generator>
  </office:meta>
</office:document-meta>
</file>